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officeooo:rsid="0002955f" officeooo:paragraph-rsid="0002955f"/>
    </style:style>
    <style:style style:name="P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font-name="Times New Roman" officeooo:rsid="0002955f" officeooo:paragraph-rsid="0002955f"/>
    </style:style>
    <style:style style:name="P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font-name="Times New Roman" officeooo:rsid="0002955f" officeooo:paragraph-rsid="0002955f"/>
    </style:style>
    <style:style style:name="P4" style:family="paragraph" style:parent-style-name="Standard" style:list-style-name="L2">
      <style:paragraph-properties fo:margin-top="0cm" fo:margin-bottom="0cm" style:contextual-spacing="false" fo:line-height="115%" fo:text-align="start" style:justify-single-word="false"/>
      <style:text-properties style:font-name="Times New Roman" officeooo:rsid="0002955f" officeooo:paragraph-rsid="0002955f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Times New Roman" officeooo:rsid="0002955f" officeooo:paragraph-rsid="0002955f"/>
    </style:style>
    <style:style style:name="P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font-name="Times New Roman" officeooo:rsid="0006c513" officeooo:paragraph-rsid="0006c513"/>
    </style:style>
    <style:style style:name="P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06c513"/>
    </style:style>
    <style:style style:name="T1" style:family="text">
      <style:text-properties officeooo:rsid="0006c513"/>
    </style:style>
    <style:style style:name="T2" style:family="text">
      <style:text-properties style:font-name="Times New Roman" officeooo:rsid="0006c51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ice Discovery API</text:p>
      <text:p text:style-name="P1"/>
      <text:p text:style-name="P1"/>
      <text:list xml:id="list2120163587" text:style-name="L1">
        <text:list-item>
          <text:p text:style-name="P3">Version1:</text:p>
          <text:list>
            <text:list-item>
              <text:p text:style-name="P3">Base domain name:</text:p>
              <text:list>
                <text:list-item>
                  <text:p text:style-name="P3">Primary: api.domainName/v1/</text:p>
                </text:list-item>
                <text:list-item>
                  <text:p text:style-name="P3">Secondary: domainName/api/v1/ </text:p>
                </text:list-item>
              </text:list>
            </text:list-item>
            <text:list-item>
              <text:p text:style-name="P3">Parts:</text:p>
              <text:list>
                <text:list-item>
                  <text:p text:style-name="P3">Devices:</text:p>
                  <text:list>
                    <text:list-item>
                      <text:p text:style-name="P3">List of device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GET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Everyone have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Specific device detail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/&lt;string:slug&gt;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GET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Everyone have permission to GET data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Add device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/add/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POST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Admin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Edit devices:</text:p>
                      <text:list>
                        <text:list-item>
                          <text:p text:style-name="P3">URL:</text:p>
                          <text:list>
                            <text:list-item>
                              <text:p text:style-name="P3">ApiBaseDomainName/devices/&lt;string:slug&gt;/edit/</text:p>
                            </text:list-item>
                          </text:list>
                        </text:list-item>
                        <text:list-item>
                          <text:p text:style-name="P3">Methods:</text:p>
                          <text:list>
                            <text:list-item>
                              <text:p text:style-name="P3">PATCH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admin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Delete devices:</text:p>
                      <text:list>
                        <text:list-item>
                          <text:p text:style-name="P3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4">ApiBaseDomainName/devices/&lt;string:slug&gt;/delet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248324844856" text:continue-list="list2120163587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<text:soft-page-break/>Methods:</text:p>
                          <text:list>
                            <text:list-item>
                              <text:p text:style-name="P3">DELETE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admin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Check devices:</text:p>
                      <text:list>
                        <text:list-item>
                          <text:p text:style-name="P3">URL: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ApiBaseDomainName/devices/&lt;string:slug&gt;/chec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248324844856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">Method:</text:p>
                          <text:list>
                            <text:list-item>
                              <text:p text:style-name="P3">PATCH</text:p>
                            </text:list-item>
                          </text:list>
                        </text:list-item>
                        <text:list-item>
                          <text:p text:style-name="P3">Permissions:</text:p>
                          <text:list>
                            <text:list-item>
                              <text:p text:style-name="P3">Validators</text:p>
                            </text:list-item>
                            <text:list-item>
                              <text:p text:style-name="P3">SuperUser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Blogs:</text:p>
                  <text:list>
                    <text:list-item>
                      <text:p text:style-name="P6">List:</text:p>
                    </text:list-item>
                    <text:list-item>
                      <text:p text:style-name="P6">Specific blogs details:</text:p>
                    </text:list-item>
                    <text:list-item>
                      <text:p text:style-name="P6">Add blog:</text:p>
                    </text:list-item>
                    <text:list-item>
                      <text:p text:style-name="P6">Edit blog:</text:p>
                    </text:list-item>
                    <text:list-item>
                      <text:p text:style-name="P6">Delete blog:</text:p>
                    </text:list-item>
                    <text:list-item>
                      <text:p text:style-name="P7"><text:span text:style-name="T2">Check blogs:</text:span></text:p>
                    </text:list-item>
                  </text:list>
                </text:list-item>
                <text:list-item>
                  <text:p text:style-name="P3">Reviews:</text:p>
                </text:list-item>
                <text:list-item>
                  <text:p text:style-name="P3">Users:</text:p>
                </text:list-item>
              </text:list>
            </text:list-item>
          </text:list>
        </text:list-item>
      </text:list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0:23:45.869000000</meta:creation-date>
    <dc:date>2024-11-26T00:12:47.838000000</dc:date>
    <meta:editing-duration>PT1H6M31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63" meta:word-count="153" meta:character-count="927" meta:non-whitespace-character-count="894"/>
  </office:meta>
</office:document-meta>
</file>